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fo:language="en" fo:country="US" fo:font-weight="bold" officeooo:rsid="001b5c5a" officeooo:paragraph-rsid="001b5c5a" style:font-weight-asian="bold" style:font-weight-complex="bold"/>
    </style:style>
    <style:style style:name="P2" style:family="paragraph" style:parent-style-name="Text_20_body">
      <style:paragraph-properties fo:text-align="start" style:justify-single-word="false"/>
      <style:text-properties fo:language="en" fo:country="US" fo:font-weight="bold" officeooo:rsid="0031161f" officeooo:paragraph-rsid="0031161f" style:font-weight-asian="bold" style:font-weight-complex="bold"/>
    </style:style>
    <style:style style:name="P3" style:family="paragraph" style:parent-style-name="Text_20_body">
      <style:paragraph-properties fo:text-align="start" style:justify-single-word="false"/>
      <style:text-properties fo:language="en" fo:country="US" fo:font-weight="bold" officeooo:rsid="0032af6d" officeooo:paragraph-rsid="0032af6d" style:font-weight-asian="bold" style:font-weight-complex="bold"/>
    </style:style>
    <style:style style:name="P4" style:family="paragraph" style:parent-style-name="Text_20_body">
      <style:paragraph-properties fo:text-align="start" style:justify-single-word="false"/>
      <style:text-properties fo:language="en" fo:country="US" officeooo:rsid="001b5c5a" officeooo:paragraph-rsid="001b5c5a"/>
    </style:style>
    <style:style style:name="P5" style:family="paragraph" style:parent-style-name="Text_20_body">
      <style:paragraph-properties fo:text-align="start" style:justify-single-word="false"/>
      <style:text-properties fo:language="en" fo:country="US" officeooo:rsid="001cd6b1" officeooo:paragraph-rsid="001cd6b1"/>
    </style:style>
    <style:style style:name="P6" style:family="paragraph" style:parent-style-name="Text_20_body">
      <style:paragraph-properties fo:text-align="start" style:justify-single-word="false"/>
      <style:text-properties fo:language="en" fo:country="US" officeooo:rsid="001df1b0" officeooo:paragraph-rsid="001df1b0"/>
    </style:style>
    <style:style style:name="P7" style:family="paragraph" style:parent-style-name="Text_20_body">
      <style:paragraph-properties fo:text-align="start" style:justify-single-word="false"/>
      <style:text-properties fo:language="en" fo:country="US" officeooo:rsid="0020d1f8" officeooo:paragraph-rsid="0020d1f8"/>
    </style:style>
    <style:style style:name="P8" style:family="paragraph" style:parent-style-name="Text_20_body">
      <style:paragraph-properties fo:text-align="start" style:justify-single-word="false"/>
      <style:text-properties fo:language="en" fo:country="US" officeooo:rsid="0022ddd3" officeooo:paragraph-rsid="0036f9df"/>
    </style:style>
    <style:style style:name="P9" style:family="paragraph" style:parent-style-name="Text_20_body">
      <style:paragraph-properties fo:text-align="start" style:justify-single-word="false"/>
      <style:text-properties fo:language="en" fo:country="US" officeooo:rsid="0027a717" officeooo:paragraph-rsid="0027a717"/>
    </style:style>
    <style:style style:name="P10" style:family="paragraph" style:parent-style-name="Text_20_body">
      <style:paragraph-properties fo:text-align="start" style:justify-single-word="false"/>
      <style:text-properties fo:language="en" fo:country="US" officeooo:rsid="0029752c" officeooo:paragraph-rsid="0029752c"/>
    </style:style>
    <style:style style:name="P11" style:family="paragraph" style:parent-style-name="Text_20_body">
      <style:paragraph-properties fo:text-align="start" style:justify-single-word="false"/>
      <style:text-properties fo:language="en" fo:country="US" officeooo:rsid="002b4584" officeooo:paragraph-rsid="002b4584"/>
    </style:style>
    <style:style style:name="P12" style:family="paragraph" style:parent-style-name="Text_20_body">
      <style:paragraph-properties fo:text-align="start" style:justify-single-word="false"/>
      <style:text-properties fo:language="en" fo:country="US" officeooo:rsid="002c0ec2" officeooo:paragraph-rsid="002c0ec2"/>
    </style:style>
    <style:style style:name="P13" style:family="paragraph" style:parent-style-name="Text_20_body">
      <style:paragraph-properties fo:text-align="start" style:justify-single-word="false"/>
      <style:text-properties fo:language="en" fo:country="US" officeooo:rsid="002c3a69" officeooo:paragraph-rsid="002c3a69"/>
    </style:style>
    <style:style style:name="P14" style:family="paragraph" style:parent-style-name="Text_20_body">
      <style:paragraph-properties fo:text-align="start" style:justify-single-word="false"/>
      <style:text-properties fo:language="en" fo:country="US" officeooo:rsid="002f773b" officeooo:paragraph-rsid="002f773b"/>
    </style:style>
    <style:style style:name="P15" style:family="paragraph" style:parent-style-name="Text_20_body">
      <style:paragraph-properties fo:text-align="start" style:justify-single-word="false"/>
      <style:text-properties fo:language="en" fo:country="US" officeooo:rsid="0030f09e" officeooo:paragraph-rsid="0030f09e"/>
    </style:style>
    <style:style style:name="P16" style:family="paragraph" style:parent-style-name="Text_20_body">
      <style:paragraph-properties fo:text-align="start" style:justify-single-word="false"/>
      <style:text-properties fo:language="en" fo:country="US" officeooo:rsid="00378b4f" officeooo:paragraph-rsid="00378b4f"/>
    </style:style>
    <style:style style:name="P17" style:family="paragraph" style:parent-style-name="Heading_20_1">
      <style:text-properties fo:language="en" fo:country="US" officeooo:rsid="001b5c5a" officeooo:paragraph-rsid="001b5c5a"/>
    </style:style>
    <style:style style:name="P18" style:family="paragraph" style:parent-style-name="Header">
      <style:text-properties fo:font-size="10pt" officeooo:rsid="0034985e" officeooo:paragraph-rsid="0034985e" style:font-size-asian="10pt" style:font-size-complex="10pt"/>
    </style:style>
    <style:style style:name="T1" style:family="text">
      <style:text-properties officeooo:rsid="001df1b0"/>
    </style:style>
    <style:style style:name="T2" style:family="text">
      <style:text-properties officeooo:rsid="001e92c4"/>
    </style:style>
    <style:style style:name="T3" style:family="text">
      <style:text-properties officeooo:rsid="0020d1f8"/>
    </style:style>
    <style:style style:name="T4" style:family="text">
      <style:text-properties officeooo:rsid="0021ddb7"/>
    </style:style>
    <style:style style:name="T5" style:family="text">
      <style:text-properties officeooo:rsid="00231b75"/>
    </style:style>
    <style:style style:name="T6" style:family="text">
      <style:text-properties officeooo:rsid="0029253c"/>
    </style:style>
    <style:style style:name="T7" style:family="text">
      <style:text-properties officeooo:rsid="002a9829"/>
    </style:style>
    <style:style style:name="T8" style:family="text">
      <style:text-properties officeooo:rsid="002db6c1"/>
    </style:style>
    <style:style style:name="T9" style:family="text">
      <style:text-properties officeooo:rsid="0032af6d"/>
    </style:style>
    <style:style style:name="T10" style:family="text">
      <style:text-properties officeooo:rsid="0037c7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User manual</text:h>
      <text:p text:style-name="P1">System requirements:</text:p>
      <text:p text:style-name="P4"><text:span text:style-name="T1"><text:tab/></text:span>Compiled with gcc 4.9</text:p>
      <text:p text:style-name="P4"><text:span text:style-name="T1"><text:tab/></text:span>Depends on libboost1.54-dev.</text:p>
      <text:p text:style-name="P4"><text:span text:style-name="T1"><text:tab/></text:span>May on some installs require libboost-locale-dev.</text:p>
      <text:p text:style-name="P5">Compile with command:</text:p>
      <text:p text:style-name="P5"><text:tab/>g++ main.cc proxy.cc filter.cc -lboost_locale</text:p>
      <text:p text:style-name="P5"/>
      <text:p text:style-name="P6">The proxy does not have any configuration alternatives other than changing the port on which it operates, unless you change the code itself. To use the proxy you first need to run a compiled version of it in the terminal, with the argument which is the portnumber. This number needs to be in the range 1025 – 65535.</text:p>
      <text:p text:style-name="P6"/>
      <text:p text:style-name="P2">Requirement fulfillment</text:p>
      <text:p text:style-name="P6"><text:span text:style-name="T3">Requirement 2: </text:span>The proxy handles simple HTTP GET interactions between the client and a server. The request from the client is first handled in Proxy::listen_for_incoming, then handled in Proxy::handle_incoming_request<text:span text:style-name="T2">, which determines if the URL is allowed or not. If it is, the clients request is forwarded to the request target in Proxy::send_to_client (with a somewhat misleading name).</text:span></text:p>
      <text:p text:style-name="P7">Requirement 3:<text:span text:style-name="T4"> URL Filtering is done in Proxy::allowed_url, using Filter::contains_bad_strings.</text:span></text:p>
      <text:p text:style-name="P8">Requirement 6: There is no browser-specific code<text:span text:style-name="T5">. The proxy works for all tested browsers, although we have had limited ability to test for Internet Explorer.</text:span></text:p>
      <text:p text:style-name="P9">Requirement 7: This is done immediately<text:span text:style-name="T6"> on start, as the port is entered as an argument to the program.</text:span></text:p>
      <text:p text:style-name="P10">Requirement 8: <text:span text:style-name="T7">Proxy::is_text_content checks whether a file should be filtered or not, by checking the content-type.</text:span></text:p>
      <text:p text:style-name="P10"/>
      <text:p text:style-name="P3">Tested for</text:p>
      <text:p text:style-name="P11">The proxy works for most tested sites.</text:p>
      <text:p text:style-name="P11">The sites we have tested are:</text:p>
      <text:p text:style-name="P11">svt.se</text:p>
      <text:p text:style-name="P11">reddit.com</text:p>
      <text:p text:style-name="P12"><text:soft-page-break/>dailymotion.com (tested streaming some videos)</text:p>
      <text:p text:style-name="P13">wikipedia.<text:span text:style-name="T8">org</text:span> (<text:span text:style-name="T9">correct redirects when appropriate)</text:span></text:p>
      <text:p text:style-name="P14">norrkoping.se <text:span text:style-name="T9">(correctly redirects)</text:span></text:p>
      <text:p text:style-name="P16">Various other sites <text:span text:style-name="T10">(normal browsing) </text:span>have been tested, with no issues.</text:p>
      <text:p text:style-name="P15">The proxy filters all url requests and web content that contains forbidden words as listed in the code. If a forbidden word is found it will redirect the user to an appropriate error page. But the proxy does not filter https requ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officeooo:rsid="0034985e" officeooo:paragraph-rsid="0034985e"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Fredrik Jonsén, frejo105</text:p>
        <text:p text:style-name="MP1">Alexander Stolpe, alest17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rik Jonsén</meta:initial-creator>
    <meta:creation-date>2015-03-03T16:19:41.226368030</meta:creation-date>
    <dc:date>2015-03-07T14:02:17.305575730</dc:date>
    <dc:creator>Fredrik Jonsén</dc:creator>
    <meta:editing-duration>PT1H2S</meta:editing-duration>
    <meta:editing-cycles>30</meta:editing-cycles>
    <meta:generator>LibreOffice/4.3.3.2$Linux_X86_64 LibreOffice_project/430m0$Build-2</meta:generator>
    <meta:document-statistic meta:table-count="0" meta:image-count="0" meta:object-count="0" meta:page-count="2" meta:paragraph-count="26" meta:word-count="300" meta:character-count="1978" meta:non-whitespace-character-count="1699"/>
  </office:meta>
</office:document-meta>
</file>